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4.8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21"/>
    <style:style style:name="ce4" style:family="table-cell" style:parent-style-name="Default" style:data-style-name="N49"/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cell-protect="none" style:print-content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3" table:default-cell-style-name="ce4"/>
        <table:table-column table:style-name="co1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5"/>
        <table:table-row table:style-name="ro1">
          <table:table-cell office:value-type="string" calcext:value-type="string">
            <text:p>site_id</text:p>
          </table:table-cell>
          <table:table-cell office:value-type="string" calcext:value-type="string">
            <text:p>site_na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bserver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photo_14Csample</text:p>
          </table:table-cell>
          <table:table-cell office:value-type="string" calcext:value-type="string">
            <text:p>date_14C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ramshaw_meadow</text:p>
          </table:table-cell>
          <table:table-cell office:value-type="float" office:value="36.338671" calcext:value-type="float">
            <text:p>36.338671</text:p>
          </table:table-cell>
          <table:table-cell office:value-type="float" office:value="-118.233303" calcext:value-type="float">
            <text:p>-118.233303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Constructed in 2021.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ramshaw_meadow</text:p>
          </table:table-cell>
          <table:table-cell office:value-type="float" office:value="36.338961" calcext:value-type="float">
            <text:p>36.338961</text:p>
          </table:table-cell>
          <table:table-cell office:value-type="float" office:value="-118.233107" calcext:value-type="float">
            <text:p>-118.233107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ramshaw_meadow</text:p>
          </table:table-cell>
          <table:table-cell office:value-type="float" office:value="36.339816" calcext:value-type="float">
            <text:p>36.339816</text:p>
          </table:table-cell>
          <table:table-cell office:value-type="float" office:value="-118.232463" calcext:value-type="float">
            <text:p>-118.232463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ramshaw_meadow</text:p>
          </table:table-cell>
          <table:table-cell office:value-type="float" office:value="36.34035" calcext:value-type="float">
            <text:p>36.340350</text:p>
          </table:table-cell>
          <table:table-cell office:value-type="float" office:value="-118.232237" calcext:value-type="float">
            <text:p>-118.232237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ramshaw_meadow</text:p>
          </table:table-cell>
          <table:table-cell office:value-type="float" office:value="36.342159" calcext:value-type="float">
            <text:p>36.342159</text:p>
          </table:table-cell>
          <table:table-cell office:value-type="float" office:value="-118.233358" calcext:value-type="float">
            <text:p>-118.233358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ramshaw_meadow</text:p>
          </table:table-cell>
          <table:table-cell office:value-type="float" office:value="36.342642" calcext:value-type="float">
            <text:p>36.342642</text:p>
          </table:table-cell>
          <table:table-cell office:value-type="float" office:value="-118.2345798" calcext:value-type="float">
            <text:p>-118.234580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reached by river, but fringing dam is intact. 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ramshaw_meadow</text:p>
          </table:table-cell>
          <table:table-cell office:value-type="float" office:value="36.3430609" calcext:value-type="float">
            <text:p>36.343061</text:p>
          </table:table-cell>
          <table:table-cell office:value-type="float" office:value="-118.2359459" calcext:value-type="float">
            <text:p>-118.235946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Intact, but unmaintained and leaking.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ramshaw_meadow</text:p>
          </table:table-cell>
          <table:table-cell office:value-type="float" office:value="36.343803" calcext:value-type="float">
            <text:p>36.343803</text:p>
          </table:table-cell>
          <table:table-cell office:value-type="float" office:value="-118.2417186" calcext:value-type="float">
            <text:p>-118.241719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Old dam that is mostly gone. Based on on Google Earth images, built between 2005 and 2009.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ramshaw_meadow</text:p>
          </table:table-cell>
          <table:table-cell office:value-type="float" office:value="36.343497" calcext:value-type="float">
            <text:p>36.343497</text:p>
          </table:table-cell>
          <table:table-cell office:value-type="float" office:value="-118.241243" calcext:value-type="float">
            <text:p>-118.241243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built between 2005 and 2009.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ramshaw_meadow</text:p>
          </table:table-cell>
          <table:table-cell office:value-type="float" office:value="36.343085" calcext:value-type="float">
            <text:p>36.343085</text:p>
          </table:table-cell>
          <table:table-cell office:value-type="float" office:value="-118.240828" calcext:value-type="float">
            <text:p>-118.240828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built between 2005 and 2009.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ramshaw_meadow</text:p>
          </table:table-cell>
          <table:table-cell office:value-type="float" office:value="36.343803" calcext:value-type="float">
            <text:p>36.343803</text:p>
          </table:table-cell>
          <table:table-cell office:value-type="float" office:value="-118.241755" calcext:value-type="float">
            <text:p>-118.241755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built between 1995 and 2002.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ramshaw_meadow</text:p>
          </table:table-cell>
          <table:table-cell office:value-type="float" office:value="36.346885" calcext:value-type="float">
            <text:p>36.346885</text:p>
          </table:table-cell>
          <table:table-cell office:value-type="float" office:value="-118.246425" calcext:value-type="float">
            <text:p>-118.246425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built between 1995 and 2002.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ramshaw_meadow</text:p>
          </table:table-cell>
          <table:table-cell office:value-type="float" office:value="36.347891" calcext:value-type="float">
            <text:p>36.347891</text:p>
          </table:table-cell>
          <table:table-cell office:value-type="float" office:value="-118.247291" calcext:value-type="float">
            <text:p>-118.247291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built between 1995 and 2002.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ramshaw_meadow</text:p>
          </table:table-cell>
          <table:table-cell office:value-type="float" office:value="36.348293" calcext:value-type="float">
            <text:p>36.348293</text:p>
          </table:table-cell>
          <table:table-cell office:value-type="float" office:value="-118.248251" calcext:value-type="float">
            <text:p>-118.248251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built between 1995 and 2002.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ramshaw_meadow</text:p>
          </table:table-cell>
          <table:table-cell office:value-type="float" office:value="36.347311" calcext:value-type="float">
            <text:p>36.347311</text:p>
          </table:table-cell>
          <table:table-cell office:value-type="float" office:value="-118.250802" calcext:value-type="float">
            <text:p>-118.250802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built between 1995 and 2002.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ramshaw_meadow</text:p>
          </table:table-cell>
          <table:table-cell office:value-type="float" office:value="36.356083" calcext:value-type="float">
            <text:p>36.356083</text:p>
          </table:table-cell>
          <table:table-cell office:value-type="float" office:value="-118.269729" calcext:value-type="float">
            <text:p>-118.269729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table:style-name="Default" office:value-type="string" calcext:value-type="string">
            <text:p><text:span text:style-name="T1">Based on Google Earth images, </text:span>present in 1995 and 2002. Pister (2008) mentions beaver dams in this area in the 1970s.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ramshaw_meadow</text:p>
          </table:table-cell>
          <table:table-cell office:value-type="float" office:value="36.356721" calcext:value-type="float">
            <text:p>36.356721</text:p>
          </table:table-cell>
          <table:table-cell office:value-type="float" office:value="-118.270236" calcext:value-type="float">
            <text:p>-118.270236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present in 1995 and 2002. Pister (2008) mentions beaver dams in this area in the 1970s.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ramshaw_meadow</text:p>
          </table:table-cell>
          <table:table-cell office:value-type="float" office:value="36.356994" calcext:value-type="float">
            <text:p>36.356994</text:p>
          </table:table-cell>
          <table:table-cell office:value-type="float" office:value="-118.27245" calcext:value-type="float">
            <text:p>-118.272450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present in 1995 and 2002. Pister (2008) mentions beaver dams in this area in the 1970s.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ramshaw_meadow</text:p>
          </table:table-cell>
          <table:table-cell office:value-type="float" office:value="36.356543" calcext:value-type="float">
            <text:p>36.356543</text:p>
          </table:table-cell>
          <table:table-cell office:value-type="float" office:value="-118.273058" calcext:value-type="float">
            <text:p>-118.273058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present in 1995 and 2002. Pister (2008) mentions beaver dams in this area in the 1970s.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ramshaw_meadow</text:p>
          </table:table-cell>
          <table:table-cell office:value-type="float" office:value="36.357573" calcext:value-type="float">
            <text:p>36.357573</text:p>
          </table:table-cell>
          <table:table-cell office:value-type="float" office:value="-118.273588" calcext:value-type="float">
            <text:p>-118.273588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present in 1995 and 2002. Pister (2008) mentions beaver dams in this area in the 1970s.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ramshaw_meadow</text:p>
          </table:table-cell>
          <table:table-cell office:value-type="float" office:value="36.358949" calcext:value-type="float">
            <text:p>36.358949</text:p>
          </table:table-cell>
          <table:table-cell office:value-type="float" office:value="-118.275232" calcext:value-type="float">
            <text:p>-118.275232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table:style-name="ce6" office:value-type="string" calcext:value-type="string">
            <text:p><text:span text:style-name="T1">Based on Google Earth images, </text:span>present in 2002. Pister (2008) mentions beaver dains in this area in the 1970s.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ramshaw_meadow</text:p>
          </table:table-cell>
          <table:table-cell office:value-type="float" office:value="36.359339" calcext:value-type="float">
            <text:p>36.359339</text:p>
          </table:table-cell>
          <table:table-cell office:value-type="float" office:value="-118.276557" calcext:value-type="float">
            <text:p>-118.276557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present in 2002. Pister (2008) mentions beaver dains in this area in the 1970s.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ramshaw_meadow</text:p>
          </table:table-cell>
          <table:table-cell office:value-type="float" office:value="36.359163" calcext:value-type="float">
            <text:p>36.359163</text:p>
          </table:table-cell>
          <table:table-cell office:value-type="float" office:value="-118.27755" calcext:value-type="float">
            <text:p>-118.277550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<text:span text:style-name="T1">Based on Google Earth images, </text:span>present in 2002 and 2005. Pister (2008) mentions beaver dams in this area in the 1970s. 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lower_mulkey_creek</text:p>
          </table:table-cell>
          <table:table-cell office:value-type="float" office:value="36.3443" calcext:value-type="float">
            <text:p>36.344300</text:p>
          </table:table-cell>
          <table:table-cell office:value-type="float" office:value="-118.201538" calcext:value-type="float">
            <text:p>-118.201538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20220717_123010.jpg</text:p>
          </table:table-cell>
          <table:table-cell office:value-type="string" calcext:value-type="string">
            <text:p>20220719_090125.jpg</text:p>
          </table:table-cell>
          <table:table-cell/>
          <table:table-cell office:value-type="string" calcext:value-type="string">
            <text:p>Chewed lodgepole pine stump, willows.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lower_mulkey_creek</text:p>
          </table:table-cell>
          <table:table-cell office:value-type="float" office:value="36.346379" calcext:value-type="float">
            <text:p>36.346379</text:p>
          </table:table-cell>
          <table:table-cell office:value-type="float" office:value="-118.202103" calcext:value-type="float">
            <text:p>-118.202103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20220717_141457.jpg</text:p>
          </table:table-cell>
          <table:table-cell office:value-type="string" calcext:value-type="string">
            <text:p>20220719_091614.jpg</text:p>
          </table:table-cell>
          <table:table-cell/>
          <table:table-cell office:value-type="string" calcext:value-type="string">
            <text:p>Chewed aspens.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lower_mulkey_creek</text:p>
          </table:table-cell>
          <table:table-cell office:value-type="float" office:value="36.3489" calcext:value-type="float">
            <text:p>36.348900</text:p>
          </table:table-cell>
          <table:table-cell office:value-type="float" office:value="-118.203002" calcext:value-type="float">
            <text:p>-118.203002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20220717_145016.jpg</text:p>
          </table:table-cell>
          <table:table-cell office:value-type="string" calcext:value-type="string">
            <text:p>20220719_091536.jpg</text:p>
          </table:table-cell>
          <table:table-cell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groundhog_meadow</text:p>
          </table:table-cell>
          <table:table-cell office:value-type="float" office:value="36.364908" calcext:value-type="float">
            <text:p>36.364908</text:p>
          </table:table-cell>
          <table:table-cell office:value-type="float" office:value="-118.312431" calcext:value-type="float">
            <text:p>-118.312431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groundhog_meadow</text:p>
          </table:table-cell>
          <table:table-cell office:value-type="float" office:value="36.365738" calcext:value-type="float">
            <text:p>36.365738</text:p>
          </table:table-cell>
          <table:table-cell office:value-type="float" office:value="-118.311023" calcext:value-type="float">
            <text:p>-118.311023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GroundhogMdw_1.jpg</text:p>
          </table:table-cell>
          <table:table-cell table:number-columns-repeated="2"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golden_trout_creek</text:p>
          </table:table-cell>
          <table:table-cell office:value-type="float" office:value="36.361797" calcext:value-type="float">
            <text:p>36.361797</text:p>
          </table:table-cell>
          <table:table-cell office:value-type="float" office:value="-118.295671" calcext:value-type="float">
            <text:p>-118.295671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GoldenTroutCk_near_creek_crossing_below_TunnelGS_1.jpg</text:p>
          </table:table-cell>
          <table:table-cell table:number-columns-repeated="2"/>
          <table:table-cell office:value-type="string" calcext:value-type="string">
            <text:p>Chewed willows. Lots of beaver evidence from western edge of meadow to trail crossing of creek. 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golden_trout_creek</text:p>
          </table:table-cell>
          <table:table-cell office:value-type="float" office:value="36.356294" calcext:value-type="float">
            <text:p>36.356294</text:p>
          </table:table-cell>
          <table:table-cell office:value-type="float" office:value="-118.306875" calcext:value-type="float">
            <text:p>-118.306875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<text:span text:style-name="T1">Based on Google Earth images, present in</text:span> 2013 and 2016.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golden_trout_creek</text:p>
          </table:table-cell>
          <table:table-cell office:value-type="float" office:value="36.356242" calcext:value-type="float">
            <text:p>36.356242</text:p>
          </table:table-cell>
          <table:table-cell office:value-type="float" office:value="-118.306182" calcext:value-type="float">
            <text:p>-118.306182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present in 2013 and 2016.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ittle_whitney_meadow</text:p>
          </table:table-cell>
          <table:table-cell office:value-type="float" office:value="36.377104" calcext:value-type="float">
            <text:p>36.377104</text:p>
          </table:table-cell>
          <table:table-cell office:value-type="float" office:value="-118.343766" calcext:value-type="float">
            <text:p>-118.343766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present in 2013.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tunnel_meadow</text:p>
          </table:table-cell>
          <table:table-cell office:value-type="float" office:value="36.383157" calcext:value-type="float">
            <text:p>36.383157</text:p>
          </table:table-cell>
          <table:table-cell office:value-type="float" office:value="-118.256706" calcext:value-type="float">
            <text:p>-118.256706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TunnelMdw_upper_1.jpg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mulkey_meadows</text:p>
          </table:table-cell>
          <table:table-cell office:value-type="float" office:value="36.408944" calcext:value-type="float">
            <text:p>36.408944</text:p>
          </table:table-cell>
          <table:table-cell office:value-type="float" office:value="-118.162064" calcext:value-type="float">
            <text:p>-118.162064</text:p>
          </table:table-cell>
          <table:table-cell office:value-type="float" office:value="2872" calcext:value-type="float">
            <text:p>287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18-01-01" calcext:value-type="date">
            <text:p>2018-01-01</text:p>
          </table:table-cell>
          <table:table-cell office:value-type="string" calcext:value-type="string">
            <text:p>Knapp</text:p>
          </table:table-cell>
          <table:table-cell table:number-columns-repeated="2"/>
          <table:table-cell office:value-type="string" calcext:value-type="string">
            <text:p>modern</text:p>
          </table:table-cell>
          <table:table-cell office:value-type="string" calcext:value-type="string">
            <text:p><text:span text:style-name="T1">Dam breached long ago, but is mostly</text:span> intact.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mulkey_meadows</text:p>
          </table:table-cell>
          <table:table-cell office:value-type="float" office:value="36.408817" calcext:value-type="float">
            <text:p>36.408817</text:p>
          </table:table-cell>
          <table:table-cell office:value-type="float" office:value="-118.163061" calcext:value-type="float">
            <text:p>-118.163061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18-01-01" calcext:value-type="date">
            <text:p>2018-01-0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Fringing dam remnant still visible on bank.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four_canyons_creek</text:p>
          </table:table-cell>
          <table:table-cell office:value-type="float" office:value="36.340917" calcext:value-type="float">
            <text:p>36.340917</text:p>
          </table:table-cell>
          <table:table-cell office:value-type="float" office:value="-118.157552" calcext:value-type="float">
            <text:p>-118.157552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1983-01-01" calcext:value-type="date">
            <text:p>1983-01-01</text:p>
          </table:table-cell>
          <table:table-cell office:value-type="string" calcext:value-type="string">
            <text:p>Pister</text:p>
          </table:table-cell>
          <table:table-cell table:number-columns-repeated="3"/>
          <table:table-cell office:value-type="string" calcext:value-type="string">
            <text:p>From Pister (2008), mentions beaver dams ~2 miles above SF Kern confluence.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long_stringer</text:p>
          </table:table-cell>
          <table:table-cell office:value-type="float" office:value="36.300862" calcext:value-type="float">
            <text:p>36.300862</text:p>
          </table:table-cell>
          <table:table-cell office:value-type="float" office:value="-118.169147" calcext:value-type="float">
            <text:p>-118.169147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1985-01-01" calcext:value-type="date">
            <text:p>1985-01-01</text:p>
          </table:table-cell>
          <table:table-cell office:value-type="string" calcext:value-type="string">
            <text:p>Pister</text:p>
          </table:table-cell>
          <table:table-cell table:number-columns-repeated="3"/>
          <table:table-cell office:value-type="string" calcext:value-type="string">
            <text:p>From Pister (2008), mentions beaver dams ~1 mile above SF Kern confluence.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monache_meadow</text:p>
          </table:table-cell>
          <table:table-cell office:value-type="float" office:value="36.217583" calcext:value-type="float">
            <text:p>36.217583</text:p>
          </table:table-cell>
          <table:table-cell office:value-type="float" office:value="-118.172919" calcext:value-type="float">
            <text:p>-118.17291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Bouwes</text:p>
          </table:table-cell>
          <table:table-cell office:value-type="string" calcext:value-type="string">
            <text:p>IMG_7913.JPG</text:p>
          </table:table-cell>
          <table:table-cell table:number-columns-repeated="2"/>
          <table:table-cell office:value-type="string" calcext:value-type="string">
            <text:p>Torres also recorded beaver dams in this area.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monache_meadow</text:p>
          </table:table-cell>
          <table:table-cell office:value-type="float" office:value="36.21635" calcext:value-type="float">
            <text:p>36.216350</text:p>
          </table:table-cell>
          <table:table-cell office:value-type="float" office:value="-118.174469" calcext:value-type="float">
            <text:p>-118.174469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Bouwes</text:p>
          </table:table-cell>
          <table:table-cell office:value-type="string" calcext:value-type="string">
            <text:p>IMG_7917.HEIC</text:p>
          </table:table-cell>
          <table:table-cell table:number-columns-repeated="2"/>
          <table:table-cell office:value-type="string" calcext:value-type="string">
            <text:p>Torres also recorded beaver dams in this area.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monache_meadow</text:p>
          </table:table-cell>
          <table:table-cell office:value-type="float" office:value="36.21395" calcext:value-type="float">
            <text:p>36.213950</text:p>
          </table:table-cell>
          <table:table-cell office:value-type="float" office:value="-118.174842" calcext:value-type="float">
            <text:p>-118.174842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Bouwes</text:p>
          </table:table-cell>
          <table:table-cell office:value-type="string" calcext:value-type="string">
            <text:p>IMG_7923.HEIC</text:p>
          </table:table-cell>
          <table:table-cell table:number-columns-repeated="2"/>
          <table:table-cell office:value-type="string" calcext:value-type="string">
            <text:p>Torres also recorded beaver dams in this area.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snake_creek</text:p>
          </table:table-cell>
          <table:table-cell table:number-columns-repeated="11"/>
        </table:table-row>
        <table:table-row table:style-name="ro1" table:number-rows-repeated="104853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etadata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t/lon</text:p>
          </table:table-cell>
          <table:table-cell office:value-type="string" calcext:value-type="string">
            <text:p>projection = web mercator EPSG: 385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f only year-level information is available, month-day are added as "01-01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server</text:p>
          </table:table-cell>
          <table:table-cell office:value-type="string" calcext:value-type="string">
            <text:p>knapp = Roland Knapp; pister = Phil Pister; bouwes = Nick Bouwes; torres = Thomas Torre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“pister (2008)” references golden trout restoration report</text:p>
          </table:table-cell>
          <table:table-cell table:number-columns-repeated="7"/>
        </table:table-row>
        <table:table-row table:style-name="ro1" table:number-rows-repeated="29">
          <table:table-cell table:number-columns-repeated="8"/>
        </table:table-row>
        <table:table-row table:style-name="ro1">
          <table:table-cell table:number-columns-repeated="7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land Knapp</meta:initial-creator>
    <meta:creation-date>2022-11-11T18:10:24.452765857</meta:creation-date>
    <meta:generator>LibreOffice/7.3.6.2$Linux_X86_64 LibreOffice_project/30$Build-2</meta:generator>
    <dc:date>2022-11-13T11:13:34.219594118</dc:date>
    <dc:creator>Roland Knapp</dc:creator>
    <meta:editing-duration>PT1H10M44S</meta:editing-duration>
    <meta:editing-cycles>11</meta:editing-cycles>
    <meta:document-statistic meta:table-count="2" meta:cell-count="430" meta:object-count="0"/>
  </office:meta>
</office:document-meta>
</file>